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.147cm" fo:min-width="2.04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.147cm" fo:min-width="2.6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397cm" svg:x="3.54cm" svg:y="4.68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635cm" svg:y1="5.445cm" svg:x2="3.54cm" svg:y2="5.45cm">
          <text:p/>
        </draw:line>
        <draw:line draw:style-name="gr2" draw:text-style-name="P2" draw:layer="layout" svg:x1="4.81cm" svg:y1="3.54cm" svg:x2="4.81cm" svg:y2="4.683cm">
          <text:p/>
        </draw:line>
        <draw:frame draw:style-name="gr3" draw:text-style-name="P4" draw:layer="layout" svg:width="1.383cm" svg:height="0.763cm" svg:x="4.189cm" svg:y="2.904cm">
          <draw:text-box>
            <text:p text:style-name="P3"><text:span text:style-name="T1">salt</text:span></text:p>
          </draw:text-box>
        </draw:frame>
        <draw:frame draw:style-name="gr4" draw:text-style-name="P4" draw:layer="layout" svg:width="2.864cm" svg:height="0.763cm" svg:x="0.746cm" svg:y="4.555cm">
          <draw:text-box>
            <text:p text:style-name="P3"><text:span text:style-name="T1">passp</text:span><text:span text:style-name="T1">hrase</text:span></text:p>
          </draw:text-box>
        </draw:frame>
        <draw:frame draw:style-name="gr4" draw:text-style-name="P5" draw:layer="layout" svg:width="1.772cm" svg:height="0.962cm" svg:x="3.891cm" svg:y="4.942cm">
          <draw:text-box>
            <text:p>KDF</text:p>
          </draw:text-box>
        </draw:frame>
        <draw:line draw:style-name="gr2" draw:text-style-name="P2" draw:layer="layout" svg:x1="6.08cm" svg:y1="5.45cm" svg:x2="8.62cm" svg:y2="5.45cm">
          <text:p/>
        </draw:line>
        <draw:frame draw:style-name="gr5" draw:text-style-name="P7" draw:layer="layout" svg:width="3.389cm" svg:height="1.524cm" svg:x="5.953cm" svg:y="4.18cm">
          <draw:text-box>
            <text:p text:style-name="P6"><text:span text:style-name="T1">256bit</text:span></text:p>
            <text:p text:style-name="P6"><text:span text:style-name="T1">derived </text:span><text:span text:style-name="T1">key</text:span></text:p>
          </draw:text-box>
        </draw:frame>
        <draw:custom-shape draw:style-name="gr6" draw:text-style-name="P1" draw:layer="layout" svg:width="3.175cm" svg:height="1.397cm" svg:x="8.62cm" svg:y="4.688cm">
          <text:p text:style-name="P8">AES-CC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44cm" svg:y1="3.535cm" svg:x2="10.144cm" svg:y2="4.683cm">
          <text:p/>
        </draw:line>
        <draw:frame draw:style-name="gr4" draw:text-style-name="P7" draw:layer="layout" svg:width="2.509cm" svg:height="1.275cm" svg:x="8.874cm" svg:y="2.392cm">
          <draw:text-box>
            <text:p text:style-name="P6"><text:span text:style-name="T1">encrypted</text:span></text:p>
            <text:p text:style-name="P6"><text:span text:style-name="T1">VMK</text:span></text:p>
          </draw:text-box>
        </draw:frame>
        <draw:line draw:style-name="gr2" draw:text-style-name="P2" draw:layer="layout" svg:x1="11.795cm" svg:y1="5.45cm" svg:x2="13.7cm" svg:y2="5.445cm">
          <text:p/>
        </draw:line>
        <draw:custom-shape draw:style-name="gr6" draw:text-style-name="P1" draw:layer="layout" svg:width="3.175cm" svg:height="1.397cm" svg:x="13.7cm" svg:y="4.683cm">
          <text:p text:style-name="P8">AES-CCM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493cm" svg:height="0.763cm" svg:x="11.795cm" svg:y="4.683cm">
          <draw:text-box>
            <text:p text:style-name="P6"><text:span text:style-name="T1">VMK</text:span></text:p>
          </draw:text-box>
        </draw:frame>
        <draw:line draw:style-name="gr2" draw:text-style-name="P2" draw:layer="layout" svg:x1="15.224cm" svg:y1="3.54cm" svg:x2="15.224cm" svg:y2="4.683cm">
          <text:p/>
        </draw:line>
        <draw:frame draw:style-name="gr4" draw:text-style-name="P7" draw:layer="layout" svg:width="2.509cm" svg:height="1.275cm" svg:x="13.985cm" svg:y="2.392cm">
          <draw:text-box>
            <text:p text:style-name="P6"><text:span text:style-name="T1">encrypted</text:span></text:p>
            <text:p text:style-name="P6"><text:span text:style-name="T1">FVEK</text:span></text:p>
          </draw:text-box>
        </draw:frame>
        <draw:line draw:style-name="gr2" draw:text-style-name="P2" draw:layer="layout" svg:x1="16.875cm" svg:y1="5.45cm" svg:x2="18.78cm" svg:y2="5.445cm">
          <text:p/>
        </draw:line>
        <draw:frame draw:style-name="gr4" draw:text-style-name="P7" draw:layer="layout" svg:width="1.696cm" svg:height="0.763cm" svg:x="16.875cm" svg:y="4.682cm">
          <draw:text-box>
            <text:p text:style-name="P6"><text:span text:style-name="T1">FVE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4T18:50:43.493208524</meta:creation-date>
    <dc:date>2020-01-24T19:20:46.553745398</dc:date>
    <meta:editing-duration>PT9M20S</meta:editing-duration>
    <meta:editing-cycles>1</meta:editing-cycles>
    <meta:document-statistic meta:object-count="18"/>
    <meta:generator>LibreOffice/6.3.3.2.0$Linux_X86_64 LibreOffice_project/30$Build-2</meta:generator>
  </office:meta>
</office:document-meta>
</file>